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sdl1Deployer.createServiceUnit( String name , String 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sdl1Deployer.canDeploy( String serviceUnitName , String serviceUnitRoo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sdl1Deployer.registerExtensions( Extens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ilt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Deployer.deploy( String serviceUnitName , String serviceUnitRoot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Wsdl1Deployer.initFromWsdl( ServiceUnit su , File wsd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AbstractWsdl1Deployer.AbstractWsdl1Deployer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sdl1Deployer.createWsd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